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MT" svg:font-family="TimesNewRomanPSMT" style:font-family-generic="roman"/>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fo:color="#000000" style:text-outline="false" style:text-position="0% 100%" style:font-name="Times New Roman" fo:font-size="11pt" fo:letter-spacing="normal" style:text-underline-style="none" style:letter-kerning="false" style:font-name-asian="TrebuchetMS" style:font-size-asian="11pt" style:font-name-complex="TrebuchetMS" style:font-size-complex="11pt"/>
    </style:style>
    <style:style style:name="P2" style:family="paragraph" style:parent-style-name="Standard">
      <style:paragraph-properties fo:text-align="end" style:justify-single-word="false" style:text-autospace="none"/>
      <style:text-properties fo:color="#000000" style:text-outline="false" style:text-position="0% 100%" style:font-name="Times New Roman" fo:font-size="11pt" fo:letter-spacing="normal" style:text-underline-style="none" style:letter-kerning="false" style:font-name-asian="TrebuchetMS" style:font-size-asian="11pt" style:font-name-complex="TrebuchetMS" style:font-size-complex="11pt"/>
    </style:style>
    <style:style style:name="P3" style:family="paragraph" style:parent-style-name="Standard">
      <style:paragraph-properties fo:text-align="justify" style:justify-single-word="false" style:text-autospace="none"/>
      <style:text-properties style:font-name="Times New Roman" fo:font-size="11pt" style:font-size-asian="11pt" style:font-size-complex="11pt"/>
    </style:style>
    <style:style style:name="T1" style:family="text">
      <style:text-properties fo:color="#000000" style:text-outline="false" style:text-position="0% 100%" fo:letter-spacing="normal" style:text-underline-style="none" style:letter-kerning="false" style:font-name-asian="TrebuchetMS" style:font-name-complex="TrebuchetMS"/>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Henri KASSES</text:p>
      <text:p text:style-name="P1">8, square de l'Île de France</text:p>
      <text:p text:style-name="P1">95460 EZANVILLE</text:p>
      <text:p text:style-name="P1">M19_95@hotmail.fr</text:p>
      <text:p text:style-name="P1">06 47 27 00 18</text:p>
      <text:p text:style-name="P1"/>
      <text:p text:style-name="P1"/>
      <text:p text:style-name="P1"/>
      <text:p text:style-name="P1"/>
      <text:p text:style-name="P2">Ezanville, le X décembre 2017</text:p>
      <text:p text:style-name="P1"/>
      <text:p text:style-name="P1"/>
      <text:p text:style-name="P1"/>
      <text:p text:style-name="P1"><text:span text:style-name="T3">Objet </text:span><text:span text:style-name="T4">: </text:span>Candidature pour un stage en sécurité informatique - cryptologie</text:p>
      <text:p text:style-name="P1"/>
      <text:p text:style-name="P1"><text:span text:style-name="T2">P.J.</text:span> : Curriculum vitae</text:p>
      <text:p text:style-name="P1"/>
      <text:p text:style-name="P1"/>
      <text:p text:style-name="P1">Madame, Monsieur, </text:p>
      <text:p text:style-name="P1"/>
      <text:p text:style-name="P1">Actuellement en Master 2 Mathématiques et Informatique appliquées à la cryptologie à l'Université Paris Diderot (Paris 7), je souhaiterais acquérir une expérience significative dans le domaine de la cryptologie. Cela m'offrirait la possibilité de me familiariser avec les métiers en lien avec la cryptologie mais aussi de valider un EC de mon Master.</text:p>
      <text:p text:style-name="P1"/>
      <text:p text:style-name="P1">Ce stage me permettra de développer les aptitudes théoriques que j’ai pu acquérir durant mes cinq années de formation. </text:p>
      <text:p text:style-name="P1">Ainsi, j'ai su très tôt que ce domaine me plairait. En effet, je suis un passionné d'informatique, et j'essaye à ce sujet de m'améliorer tous les jours. Les mathématiques, quant à elles, m'ont toujours attiré et c'est pour cette <text:s/>raison que j'ai choisi dès ma terminale scientifique de me spécialiser en la matière. </text:p>
      <text:p text:style-name="P1"/>
      <text:p text:style-name="P3"><text:span text:style-name="T1">Ainsi, m'orienter vers cette branche, notamment en raison de la compatibilité entre les mathématiques et l'informatique a été une évidence pour moi. D'ailleurs, mon Master 1 m'a particulièrement plu, car il m'a permis de commencer ce processus de spécialisation. J'ai découvert une matière plus qu’intéressante, riche et en plein développement, ce qui a renforcé mon investissement personnel. <text:s/></text:span></text:p>
      <text:p text:style-name="P1"/>
      <text:p text:style-name="P1">En outre, mes expériences professionnelles précédentes m'ont permis d'acquérir un grand sens de l'organisation, de la patience et de la persévérance. </text:p>
      <text:p text:style-name="P1">Aujourd'hui, je me sens capable d'occuper un poste de stagiaire au sein de votre institution car mes connaissances, ma grande soif d’apprendre et ma motivation, me permettront d'être apte à remplir au mieux les missions qui me seront confiées. </text:p>
      <text:p text:style-name="P1"/>
      <text:p text:style-name="P1">Je reste à votre disposition pour tout renseignement complémentaire ou pour un éventuel entretien. </text:p>
      <text:p text:style-name="P1"/>
      <text:p text:style-name="P1">Dans cette attente, je vous prie d’agréer Madame, Monsieur l’expression de mes salutations respectueuses. </text:p>
      <text:p text:style-name="P1"/>
      <text:p text:style-name="P1"/>
      <text:p text:style-name="P1">Veuillez agréer, Madame, Monsieur, l’expression de ma haute considération.</text:p>
      <text:p text:style-name="P1"/>
      <text:p text:style-name="P1"/>
      <text:p text:style-name="P1"/>
      <text:p text:style-name="P2">Marc-Henri KA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MT" svg:font-family="TimesNewRomanPSMT" style:font-family-generic="roman"/>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irley Wille</meta:initial-creator>
    <meta:creation-date>2017-07-08T15:44:03</meta:creation-date>
    <dc:date>2017-12-06T10:32:10</dc:date>
    <dc:creator>Shirley Wille</dc:creator>
    <meta:editing-duration>PT41M23S</meta:editing-duration>
    <meta:editing-cycles>5</meta:editing-cycles>
    <meta:generator>OpenOffice/4.1.2$Unix OpenOffice.org_project/412m3$Build-9782</meta:generator>
    <meta:document-statistic meta:table-count="0" meta:image-count="0" meta:object-count="0" meta:page-count="1" meta:paragraph-count="19" meta:word-count="319" meta:character-count="2102"/>
  </office:meta>
</office:document-meta>
</file>